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SAKeyGenParameterSpec.getPublicExpon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SAKeyGenParameterSpec.getKey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SAKeyGenParameterSpec.RSAKeyGenParameterSpec( int var0 , java . math . BigInteger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